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automatic-styles>
    <style:style style:name="P1" style:parent-style-name="Normal" style:master-page-name="MP0" style:family="paragraph">
      <style:paragraph-properties fo:break-before="page" fo:text-align="justify" style:vertical-align="baseline" fo:margin-bottom="0in" fo:line-height="100%"/>
    </style:style>
    <style:style style:name="T2" style:parent-style-name="DefaultParagraphFont" style:family="text">
      <style:text-properties style:font-name="Aptos Display" style:font-name-asian="Times New Roman" style:font-name-complex="Segoe UI" fo:color="#0F4761" style:letter-kerning="false" fo:font-size="16pt" style:font-size-asian="16pt" style:font-size-complex="16pt" fo:language="pt" fo:country="PT"/>
    </style:style>
    <style:style style:name="P3" style:parent-style-name="Normal" style:family="paragraph">
      <style:paragraph-properties fo:text-align="justify" style:vertical-align="baseline" fo:margin-bottom="0in" fo:line-height="100%"/>
    </style:style>
    <style:style style:name="T4" style:parent-style-name="DefaultParagraphFont" style:family="text">
      <style:text-properties style:font-name-asian="Times New Roman" style:font-name-complex="Segoe UI" fo:color="#467886" style:letter-kerning="false" style:text-underline-type="single" style:text-underline-style="solid" style:text-underline-width="auto" style:text-underline-mode="continuous" fo:language="pt" fo:country="PT"/>
    </style:style>
    <style:style style:name="T5" style:parent-style-name="DefaultParagraphFont" style:family="text">
      <style:text-properties style:font-name-asian="Times New Roman" style:font-name-complex="Segoe UI" style:letter-kerning="false" fo:language="pt" fo:country="PT"/>
    </style:style>
    <style:style style:name="P6" style:parent-style-name="Normal" style:family="paragraph">
      <style:paragraph-properties fo:text-align="justify" style:vertical-align="baseline" fo:margin-bottom="0in" fo:line-height="100%"/>
    </style:style>
    <style:style style:name="T7" style:parent-style-name="DefaultParagraphFont" style:family="text">
      <style:text-properties style:font-name-asian="Times New Roman" style:font-name-complex="Segoe UI" style:letter-kerning="false" fo:language="pt" fo:country="PT"/>
    </style:style>
    <style:style style:name="P8" style:parent-style-name="Normal" style:family="paragraph">
      <style:paragraph-properties fo:text-align="justify" style:vertical-align="baseline" fo:margin-bottom="0in" fo:line-height="100%"/>
    </style:style>
    <style:style style:name="T9" style:parent-style-name="DefaultParagraphFont" style:family="text">
      <style:text-properties style:font-name="Aptos Display" style:font-name-asian="Times New Roman" style:font-name-complex="Segoe UI" fo:color="#0F4761" style:letter-kerning="false" fo:font-size="16pt" style:font-size-asian="16pt" style:font-size-complex="16pt" fo:language="pt" fo:country="PT"/>
    </style:style>
    <style:style style:name="P1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4" style:parent-style-name="Normal" style:family="paragraph">
      <style:paragraph-properties fo:text-align="justify" style:vertical-align="baseline" fo:margin-bottom="0in" fo:line-height="100%"/>
    </style:style>
    <style:style style:name="T45" style:parent-style-name="DefaultParagraphFont" style:family="text">
      <style:text-properties style:font-name-asian="Times New Roman" style:font-name-complex="Segoe UI" style:letter-kerning="false" fo:language="pt" fo:country="PT"/>
    </style:style>
    <style:style style:name="T46" style:parent-style-name="DefaultParagraphFont" style:family="text">
      <style:text-properties style:font-name-asian="Times New Roman" style:font-name-complex="Segoe UI" style:letter-kerning="false" fo:language="pt" fo:country="PT"/>
    </style:style>
    <style:style style:name="T47" style:parent-style-name="DefaultParagraphFont" style:family="text">
      <style:text-properties style:font-name-asian="Times New Roman" style:font-name-complex="Segoe UI" style:letter-kerning="false" fo:language="pt" fo:country="PT"/>
    </style:style>
    <style:style style:name="T48" style:parent-style-name="DefaultParagraphFont" style:family="text">
      <style:text-properties style:font-name-asian="Times New Roman" style:font-name-complex="Segoe UI" style:letter-kerning="false" fo:language="pt" fo:country="PT"/>
    </style:style>
    <style:style style:name="T49" style:parent-style-name="DefaultParagraphFont" style:family="text">
      <style:text-properties style:font-name-asian="Times New Roman" style:font-name-complex="Segoe UI" style:letter-kerning="false" fo:language="pt" fo:country="PT"/>
    </style:style>
    <style:style style:name="T50" style:parent-style-name="DefaultParagraphFont" style:family="text">
      <style:text-properties style:font-name-asian="Times New Roman" style:font-name-complex="Segoe UI" style:letter-kerning="false" fo:language="pt" fo:country="PT"/>
    </style:style>
    <style:style style:name="T51" style:parent-style-name="DefaultParagraphFont" style:family="text">
      <style:text-properties style:font-name-asian="Times New Roman" style:font-name-complex="Segoe UI" style:letter-kerning="false" fo:language="pt" fo:country="PT"/>
    </style:style>
    <style:style style:name="T52" style:parent-style-name="DefaultParagraphFont" style:family="text">
      <style:text-properties style:font-name-asian="Times New Roman" style:font-name-complex="Segoe UI" style:letter-kerning="false" fo:language="pt" fo:country="PT"/>
    </style:style>
    <style:style style:name="T53" style:parent-style-name="DefaultParagraphFont" style:family="text">
      <style:text-properties style:font-name-asian="Times New Roman" style:font-name-complex="Segoe UI" style:letter-kerning="false" fo:language="pt" fo:country="PT"/>
    </style:style>
    <style:style style:name="T54" style:parent-style-name="DefaultParagraphFont" style:family="text">
      <style:text-properties style:font-name-asian="Times New Roman" style:font-name-complex="Segoe UI" style:letter-kerning="false"/>
    </style:style>
    <style:style style:name="T55" style:parent-style-name="DefaultParagraphFont" style:family="text">
      <style:text-properties style:font-name-asian="Times New Roman" style:font-name-complex="Segoe UI" style:letter-kerning="false" fo:language="pt" fo:country="PT"/>
    </style:style>
    <style:style style:name="T56" style:parent-style-name="DefaultParagraphFont" style:family="text">
      <style:text-properties style:font-name-asian="Times New Roman" style:font-name-complex="Segoe UI" style:letter-kerning="false" fo:language="pt" fo:country="PT"/>
    </style:style>
    <style:style style:name="T57" style:parent-style-name="DefaultParagraphFont" style:family="text">
      <style:text-properties style:font-name-asian="Times New Roman" style:font-name-complex="Segoe UI" style:letter-kerning="false" fo:language="pt" fo:country="PT"/>
    </style:style>
    <style:style style:name="T58" style:parent-style-name="DefaultParagraphFont" style:family="text">
      <style:text-properties style:font-name-asian="Times New Roman" style:font-name-complex="Segoe UI" style:letter-kerning="false" fo:language="pt" fo:country="PT"/>
    </style:style>
    <style:style style:name="T59" style:parent-style-name="DefaultParagraphFont" style:family="text">
      <style:text-properties style:font-name-asian="Times New Roman" style:font-name-complex="Segoe UI" style:letter-kerning="false" fo:language="pt" fo:country="PT"/>
    </style:style>
    <style:style style:name="T60" style:parent-style-name="DefaultParagraphFont" style:family="text">
      <style:text-properties style:font-name-asian="Times New Roman" style:font-name-complex="Segoe UI" style:letter-kerning="false" fo:language="pt" fo:country="PT"/>
    </style:style>
    <style:style style:name="T61" style:parent-style-name="DefaultParagraphFont" style:family="text">
      <style:text-properties style:font-name-asian="Times New Roman" style:font-name-complex="Segoe UI" style:letter-kerning="false" fo:language="pt" fo:country="PT"/>
    </style:style>
    <style:style style:name="T62" style:parent-style-name="DefaultParagraphFont" style:family="text">
      <style:text-properties style:font-name-asian="Times New Roman" style:font-name-complex="Segoe UI" style:letter-kerning="false" fo:language="pt" fo:country="PT"/>
    </style:style>
    <style:style style:name="T63" style:parent-style-name="DefaultParagraphFont" style:family="text">
      <style:text-properties style:font-name-asian="Times New Roman" style:font-name-complex="Segoe UI" style:letter-kerning="false" fo:language="pt" fo:country="PT"/>
    </style:style>
    <style:style style:name="T64" style:parent-style-name="DefaultParagraphFont" style:family="text">
      <style:text-properties style:font-name-asian="Times New Roman" style:font-name-complex="Segoe UI" style:letter-kerning="false" fo:language="pt" fo:country="PT"/>
    </style:style>
    <style:style style:name="T65" style:parent-style-name="DefaultParagraphFont" style:family="text">
      <style:text-properties style:font-name-asian="Times New Roman" style:font-name-complex="Segoe UI" style:letter-kerning="false" fo:language="pt" fo:country="PT"/>
    </style:style>
    <style:style style:name="T66" style:parent-style-name="DefaultParagraphFont" style:family="text">
      <style:text-properties style:font-name-asian="Times New Roman" style:font-name-complex="Segoe UI" style:letter-kerning="false" fo:language="pt" fo:country="PT"/>
    </style:style>
    <style:style style:name="T67" style:parent-style-name="DefaultParagraphFont" style:family="text">
      <style:text-properties style:font-name-asian="Times New Roman" style:font-name-complex="Segoe UI" style:letter-kerning="false" fo:language="pt" fo:country="PT"/>
    </style:style>
    <style:style style:name="P6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7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7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72" style:parent-style-name="Normal" style:family="paragraph">
      <style:paragraph-properties fo:text-align="justify" style:vertical-align="baseline" fo:margin-bottom="0in" fo:line-height="100%"/>
    </style:style>
    <style:style style:name="T73" style:parent-style-name="DefaultParagraphFont" style:family="text">
      <style:text-properties style:font-name-asian="Times New Roman" style:font-name-complex="Segoe UI" style:letter-kerning="false" fo:language="pt" fo:country="PT"/>
    </style:style>
    <style:style style:name="T74" style:parent-style-name="DefaultParagraphFont" style:family="text">
      <style:text-properties style:font-name-asian="Times New Roman" style:font-name-complex="Segoe UI" style:letter-kerning="false" fo:language="pt" fo:country="PT"/>
    </style:style>
  </office:automatic-styles>
  <office:body>
    <office:text text:use-soft-page-breaks="true">
      <text:p text:style-name="P1"><text:span text:style-name="T2">Ficheiro de áudio </text:span></text:p>
      <text:p text:style-name="P3"><text:a xlink:href="https://fcshunlpt-my.sharepoint.com/personal/adorean_ec_campus_fcsh_unl_pt/Documents/Ficheiros%20Transcritos/Entrevista_Andres_UAM_1.m4a" office:target-frame-name="_top" xlink:show="replace"><text:span text:style-name="T4">Entrevista_Andres_UAM.m4a</text:span></text:a><text:span text:style-name="T5"> </text:span></text:p>
      <text:p text:style-name="P6"><text:span text:style-name="T7"> </text:span></text:p>
      <text:p text:style-name="P8"><text:span text:style-name="T9">Transcrição </text:span></text:p>
      <text:p text:style-name="P10"/>
      <text:p text:style-name="P11">Cristian Adorean:</text:p>
      <text:p text:style-name="P12">Vou iniciar a gravação. Então, a primeira pergunta: Na tua opinião, quais são os fundamentos por detrás da transição de uma cidade baseada em combustíveis fósseis para uma centrada na micromobilidade elétrica para viagens de curta distância? Aqui podes… podes… podes… podes falar em geral.</text:p>
      <text:p text:style-name="P13"/>
      <text:p text:style-name="P14">Andrés Roca:</text:p>
      <text:p text:style-name="P15">Ok… Então, alguns dias antes, tomei algumas notas. Estive a pensar sobre as três perguntas que… que me enviaste, e nesta primeira, eu… eu realmente tive de pensar sobre isso porque era uma espécie de… era mais profunda do que… do que parecia no… no início. Como te estava a dizer antes, eu… na minha tese, estou a estudar padrões gerais de mobilidade com big data, até este ponto. O próximo ponto será a… participação pública. E a questão é que mostra que, no caso de Madrid, a acessibilidade e a densidade, tanto de atividades económicas como de densidade populacional, são chaves na… na forma como a mobilidade está a… a ocorrer. Mais ou menos… ao nível mais amplo, então… Nesse sentido, estou a pensar no… sobre o contexto de… de Madrid, a micromobilidade seria fácil de… desenvolver aqui porque, exceto por algumas pequenas zonas no segundo (anel) da área metropolitana, a densidade em Madrid é muito… é muito alta. Então, há algo com que não teríamos um problema. Mas é verdade que nós… nós temos outras coisas a considerar, então… Em primeiro lugar, para… para desenvolver a micromobilidade… micromobilidade elétrica a… Acho que a… a sua relação com o transporte público, então autocarros, metro e… comboios regulares e assim por diante, deveria ser melhorada porque, neste momento, a forma como os serviços são prestados, não estão muito ligados ao transporte público, que é uma das formas em que penso que a micromobilidade poderia ser mais útil. Então, pegas na tua bicicleta ou no teu… patinete (trotinete elétrica), e usas para chegar à estação de serviço, onde depois… usas o… o comboio regular e assim por diante, e assim por diante. Esse é um dos pontos em que acho que seria mais útil, e no momento não há uma ligação entre, acredito, os fornecedores privados de micromobilidade elétrica e os fornecedores públicos de transporte público. Então, essa é uma das coisas que acho que deve ser levada em conta neste momento. Então, agora, esse é um dos pontos que acho que devemos focar. Depois há outra questão em que voltarei mais tarde<text:s/>no… no segundo ponto, que é a da legislação e regulamentação. E a questão é que… desta forma, aqui em Espanha, regras e regulamentos sobre mobilidade para o trabalho, há uma fragmentação bastante grande em que o utilizador não… não tem confiança sobre como usar esses serviços passando de um município para outro. Então, se estás a trabalhar, por exemplo, em Alcorcón ou San Sebastián de los Reyes, que são uma conurbação, é estritamente (inaudível). Passando de um município para o outro, podes ter algumas mudanças na legislação, então algum tipo de regulamentação básica, talvez até a nível europeu, seria bastante útil para… para as<text:s/><text:soft-page-break/>pessoas poderem usar esses serviços sem… sem preocupações, e para não o fazerem… mal. E há também outras, e não sei se isso é estritamente para Espanha, ou se acontece também em… em outros lugares. Acredito, pelas notícias que li, que em França também aconteceu, que é a (inaudível) dedicação do utilizador. Então, não só temos de dar… dar-lhes a confiança para usar esses serviços sem<text:s/>problemas, sem problemas de regulamentação, mas o… o comportamento dos utilizadores e as… suas relações… e as relações com o… o caminhar ou com o trânsito e assim por diante, tem de ser melhorado porque, por exemplo, em… em Espanha, basicamente não há lugar onde se possam usar esses serviços em… áreas dedicadas a… a caminhar. No entanto, as pessoas usam sempre tanto bicicletas como também outros serviços nesses lugares, o que gera não só desconforto nas pessoas, mas também uma abordagem hostil ao utilizador<text:s/>do serviço de micromobilidade. Então, isso também é um pouco… deveria haver alguma educação que vá além da… da regulamentação em outras… para que esses serviços funcionem em conjunto com o resto da mobilidade na cidade, e… Deixe-me verificar as minhas notas, só para ter a certeza. Bem, há… depois há duradouro… isto é um pouco mais… utópico e… e de outra forma e… e mais difícil e… e sei disso. Mas a questão é que… os componentes do sistema económico e do sistema de produção, e a forma como regulamentamos as<text:s/>relações entre empresas e uso do solo e assim por diante, tende a favorecer aqueles modelos territoriais que são mais dispersos, e com serviços de micromobilidade… estes serviços não são tão úteis. Então, estamos a usar o… o número de horas que trabalhamos por semana a promover o trabalho remoto, e esses tipos de políticas… Provavelmente também ajudaria a desenvolver um melhor ecossistema de micromobilidade, acredito não só aqui em… em Espanha e em Madrid, mas também noutros lugares.</text:p>
      <text:p text:style-name="P16"/>
      <text:p text:style-name="P17">Cristian Adorean:</text:p>
      <text:p text:style-name="P18">Ótimo. Então, a… a segunda pergunta: Na tua opinião, quais foram e atualmente são os fatores positivos e negativos na implementação e expansão da micromobilidade elétrica, neste caso na cidade de Madrid?</text:p>
      <text:p text:style-name="P19"/>
      <text:p text:style-name="P20">Andrés Roca:</text:p>
      <text:p text:style-name="P21">Então, os positivos… Tomei algumas notas e… O primeiro é que o público em geral está muito aberto a novas opções de mobilidade, e neste caso, foi bastante fácil adotar o serviço de micromobilidade por toda a parte. Desde o início com a BiciMAD até os novos com as… as empresas. Houve uma recepção bastante… calorosa desses serviços pela maioria das pessoas. Não disse ainda… falamos sobre (inaudível) este tipo de fricção e alguma hostilidade devido… hostilidade devido à falta de regulamentação e falta de educação no… no uso desses serviços. Mas, no entanto, em geral, acho que as pessoas têm… têm gostado de… (as pessoas gostam) desses serviços. Então, isso é uma coisa positiva. Então, a outra é o modelo territorial da… da cidade de Madrid, que é… que é tão denso que esses serviços são muito… muito… muito úteis e… e integram-se muito bem com a… com a estrutura territorial e os sistemas de mobilidade que já temos. Depois há também outro. Esses serviços estão disponíveis para a maioria das pessoas. Então, isso também ajuda com o… com o uso deles. Não sei se talvez no futuro, ou quando os… esses espaços em que estão a tentar promover os serviços, possam subir de preço e isso pode mudar. Mas no momento,<text:s/><text:soft-page-break/>acredito que isso também é um… um grande (ponto) positivo no… no uso de… desses serviços. E depois há também entre os jovens, até 35 (anos), acredito que talvez até 30 (anos), teremos de fazer algumas pesquisas sobre isso… Este tipo de… objetivo e tendência de volta ao uso desses serviços a… em que… se estás, por exemplo, a sair para jantar, e chegas lá numa bicicleta, ou num patinete (trotinete) e assim por diante, isso é uma espécie de… então… isso também é positivo. Não sei se continuará dessa forma se… aumentar ainda mais ou… quando chegar a hora, daqui a cinco anos, continuará dessa forma. Mas, no momento, acho que isso também é positivo. Ao mesmo tempo, há alguns negativos (aspetos negativos), e o primeiro é aquela fragmentação das regulamentações de que falei antes. Então, em geral, são relativamente semelhantes. Mas há também algumas nuances em relação a onde podes ir com esses serviços, em relação às medidas de segurança que tens de tomar ao usá-los, em relação à velocidade máxima, que muda ligeiramente, e… meio… isso torna bastante difícil de usar livremente e sem preocupações, o que é algo que acredito que gera algum afeto pelo uso desses serviços. Então, esse é um dos… dos principais pontos<text:s/>(negativos). Depois há também… só para dar um exemplo disso, há um… um caso (inaudível) em… em… em Madrid que foi parado pela polícia devido à regulamentação que era ligeiramente… ligeiramente diferente (do local) de onde ele estava a ir da (do local) de onde ele estava a vir. Então, ele foi parado… ele era muito famoso e ele… foi uma espécie de exemplo claro deste… deste problema.<text:s/><text:bookmark-start text:name="_Hlk168215589"/>Depois há também a questão não só da legislação e regulamentação, é bastante formatada, mas os partidos políticos têm… têm as suas posições sobre este assunto. Então, por exemplo, o Partido Popular dos Conservadores em Madrid geralmente é a favor de qualquer coisa que dê dinheiro, então, geralmente não há oposição deles para implementar qualquer coisa em qualquer empresa, qualquer… qualquer empresa, qualquer serviço. Mas ao mesmo tempo, como os seus eleitores geralmente são os outros, e essas pessoas são as que são mais hostis a esses tipos de serviços e aquelas que muitas vezes caminham ou usam carros, que é onde este ano há mais fricção, adotaram uma abordagem bastante rígida a esses serviços em termos de regulamentação nos municípios onde têm poder. Então, é… é um pouco contraditório com a sua… sua forma usual de trabalhar<text:bookmark-end text:name="_Hlk168215589"/>. Mas faz sentido no… no contexto dos eleitores. Mesmo dentro do partido, quando estás aqui, as pessoas estão a falar sobre isso. Não… não parece haver um acordo sobre como (inaudível) este problema. Acontece o mesmo com os partidos de esquerda, então (inaudível) é uma plataforma de muitos partidos diferentes. Então… alguns<text:s/>dos mais radicais.</text:p>
      <text:p text:style-name="P22"/>
      <text:p text:style-name="P23">Cristian Adorean:</text:p>
      <text:p text:style-name="P24">Consegue ouvir-me?</text:p>
      <text:p text:style-name="P25"/>
      <text:p text:style-name="P26">(Ligação à Internet foi abaixo, janela da reunião Zoom foi encerrada)</text:p>
      <text:p text:style-name="P27"/>
      <text:p text:style-name="P28">Cristian Adorean:</text:p>
      <text:p text:style-name="P29">Desculpa, Andrés. Consegues ouvir-me? Tive… tive um problema com a… a conexão da Internet, desculpa. Podemos continuar…</text:p>
      <text:p text:style-name="P30"/>
      <text:p text:style-name="P31">Andrés Roca:</text:p>
      <text:soft-page-break/>
      <text:p text:style-name="P32">Não te preocupes. Sim. Sim, estás a gravar?</text:p>
      <text:p text:style-name="P33"/>
      <text:p text:style-name="P34">Cristian Adorean:</text:p>
      <text:p text:style-name="P35">Sim… sim… sim… Estavas a falar sobre os… os fatores negativos.</text:p>
      <text:p text:style-name="P36"/>
      <text:p text:style-name="P37">Andrés Roca:</text:p>
      <text:p text:style-name="P38">Ok. Então… eu estava a falar sobre a…<text:s/><text:bookmark-start text:name="_Hlk168215670"/>a instabilidade das… das posições políticas e dentro dos… dos partidos políticos.<text:s/><text:bookmark-end text:name="_Hlk168215670"/>Então, além disso,<text:s/><text:bookmark-start text:name="_Hlk168215779"/>acredito que outro problema que é comum a… a muitos lugares, que é a… a<text:s/>fragmentação dos diferentes serviços de mobilidade… fornecedores. Então, por exemplo, em Madrid temos metro, depois temos três diferentes fornecedores de serviços de autocarros, então temos tanto local na área metropolitana, como temos local no município de Madrid, depois temos interurbano, que são autocarros interurbanos, depois temos a Renfe, que é o cercanía, o comboio. Também temos metro ligeiro (eléctrico) e depois temos diferentes serviços locais de bicicletas e assim por diante, e depois temos os diferentes fornecedores de micromobilidade elétrica, então lidar com… todos ao mesmo tempo é muitas vezes difícil para os utilizadores. Nesse sentido, o conceito de serviço de mobilidade é… quero dizer… meio… a única maneira que vejo todos esses serviços a trabalharem juntos no curto e médio prazo<text:bookmark-end text:name="_Hlk168215779"/>, no sentido de que preciso de um tipo de fornecedor que una todos eles e me permita pagar o que preciso sem ter um sistema tarifário complexo com uma espécie de “para onde estou a ir?”, “de onde venho?” e isso não faz sentido quando estamos a trabalhar com mobilidade sustentável. Então, esse é também um dos negativos (aspetos negativos) que… negativos (aspetos negativos) que vejo. E depois há… um aspeto que é que…<text:s/><text:bookmark-start text:name="_Hlk168215868"/>embora na Área Metropolitana de Madrid, tenhamos uma taxa muito alta de uso tanto de transporte público como também de mobilidade a pé e… e assim por diante. Temos experimentado uma tendência no uso… no aumento do uso das pessoas que não parou nas… nas pesquisas que o Consorcio Regional (de Transportes de Madrid) fornece. Ainda estamos a usar mais e mais veículos particulares, então acredito que essa tendência mudará no futuro próximo. Mas ainda assim, é preocupante no… no curto prazo para o uso da micromobilidade, porque esse é também um dos principais pontos de fricção que temos, a… a… a combinação de trabalhar ao mesmo tempo com esses serviços de micromobilidade e o… o pagamento do veículo. Então, esse é um dos… dos (aspetos) negativos. Tudo o que acredito (é) que provavelmente… provavelmente (isso) mudará (em) 10 anos a partir de agora.</text:p>
      <text:p text:style-name="P39"><text:bookmark-end text:name="_Hlk168215868"/></text:p>
      <text:p text:style-name="P40">Cristian Adorean:</text:p>
      <text:p text:style-name="P41">Sim, isso é… isso é sobre a… a… a próxima pergunta: Na tua opinião, que cenários de desenvolvimento prevês a curto prazo, por exemplo, em dois ou três anos a partir de agora, médio prazo, cinco anos a partir de agora, e longo… longo prazo? Quero dizer, em relação ao… ao… à expansão da micromobilidade elétrica, claro, na cidade de Madrid.</text:p>
      <text:p text:style-name="P42"/>
      <text:p text:style-name="P43">Andrés Roca:</text:p>
      <text:p text:style-name="P44"><text:span text:style-name="T45">Sim, então…<text:s/></text:span><text:bookmark-start text:name="_Hlk168215997"/><text:span text:style-name="T46">no muito curto prazo, acredito que haverá mudanças relativamente pequenas. Então, provavelmente tanto os serviços públicos como também os… os serviços públicos de ambos os governos – Ayuntamiento de Madrid e Ministerio del Transportes – acredito que<text:s/></text:span><text:soft-page-break/><text:span text:style-name="T47">vão reagir às mudanças que os fornecedores fazem, reagir às tendências que estamos a ver em toda a Europa e o mundo em termos… em termos de micromobilidade, mas não acredito que será tão proativo quanto deveria ser a curto prazo. Então, é uma espécie de reação e</text:span><text:span text:style-name="T48"><text:s/>tentativa de adaptação às mudanças que vêm de fora do… do sistema</text:span><text:bookmark-end text:name="_Hlk168215997"/><text:span text:style-name="T49">. A</text:span><text:bookmark-start text:name="_Hlk168216126"/><text:span text:style-name="T50">… no médio prazo, acredito que tanto o Ministerio del Transportes, o ministério a nível nacional, talvez algumas das agências a trabalhar a nível regional, por exemplo, Consorcio del Transportes de Madrid, por exemplo, o Consorcio Metropolitano de Movilidad de Barcelona – ambos são espécies de agências supramunicipais de transporte, então ambos, acredito, estão a trabalhar em planos de médio prazo para promover esses tipos de serviços e in</text:span><text:span text:style-name="T51">tegrá-los da melhor forma possível com o transporte público, como autocarros, metro e assim por diante. E acredito que esta… vontade política, quero dizer que estão dispostos a fazê-lo… eles estão… estão a fazer um esforço para o fazer. A questão é que acredito que não têm orçamento para fazer isso corretamente, e que não têm meios no momento para ser capazes de… de lidar com este problema e aqueles que têm prioridade para este problema, como transporte público, andar a pé, este tipo de (inaudível), e assim</text:span><text:span text:style-name="T52"><text:s/>por diante, e assim por diante. Então, estão com recursos escassos, embora talvez isso… isso mude, não sei porque tanto em Espanha como na Europa, a situação política é tão instável que não sei o que pode acontecer neste particular caso em cinco a dez anos</text:span><text:bookmark-end text:name="_Hlk168216126"/><text:span text:style-name="T53">. Acredito que os especialistas a trabalhar nesses lugares estão a fazer o que podem, e acredito que são positivos em relação aos serviços de micromobilidade, então isso é meio… nessa parte.<text:s/></text:span><text:span text:style-name="T54">Depois há também… Deixa-me verificar esta nota.<text:s/></text:span><text:span text:style-name="T55">Ok.<text:s/></text:span><text:bookmark-start text:name="_Hlk168216227"/><text:span text:style-name="T56">Depois há ta</text:span><text:span text:style-name="T57">mbém a… a questão de que… o uso desses serviços está a tender para um perfil específico de utilizador e áreas específicas. Então, notei que, embora o… o uso esteja a expandir-se em alguns lugares, também está a especializar-se, então as pessoas estão a perceber “bem, isso não funciona neste tipo de contexto, então, por exemplo, áreas de baixa densidade, então vamos usar isso mais em áreas mais densas” e estão a fazer sentido para mim à medida que avançam. Ao mesmo tempo, há também pessoas que têm experiment</text:span><text:span text:style-name="T58">ado este tipo de serviço e comprando os seus próprios veículos de micromobilidade, e não ficaram muito satisfeitas com eles. Então, há também uma espécie de, digamos, afinação de onde estão a usar os serviços e quem está a usar isso, e isso está a levar a uma ligeira especialização. Não sei se isso continuará, mas acredito que há também uma espécie de acesso ao… ao perfil de utilizadores. Então, por exemplo, nem todas as pessoas serão capazes de usar isso e o uso desses tipos de serviços por jovens, então 1</text:span><text:span text:style-name="T59">5 anos e menos, será limitado de forma bastante significativa. Por exemplo, em Madrid estão a tentar fazer isso. Então, nós… acredito que estamos a caminhar para uma espécie de restrição nesse sentido, tanto no perfil do utilizador como também nas pessoas que percebem que o que funciona nestes lugares, não funciona noutros lugares.<text:s/></text:span><text:bookmark-end text:name="_Hlk168216227"/><text:span text:style-name="T60">E depois a última coisa é que…<text:s/></text:span><text:bookmark-start text:name="_Hlk168216329"/><text:span text:style-name="T61">a longo… a muito longo prazo, acho que isso se tornará parte da mobilidade diária das pessoas. Então, é útil, não é caro, é sustentável na maioria…</text:span><text:span text:style-name="T62"><text:s/>na maioria dos sentidos, a regulamentação virá, a educação virá. E… a maior… Não acho que seja um dos principais motores de mobilidade, então não acho que o transporte público será substituído porque esse é outro risco… e o andar a pé não será substituído. Mas acho que isso se encaixa entre caminhar e o transporte público, e nesses… (inaudível) impacta o veículo privado que não faz sentido, por exemplo, em</text:span><text:bookmark-end text:name="_Hlk168216329"/><text:span text:style-name="T63">… em Espanha, sempre houve uma propensão para as pessoas irem comprar pão todos<text:s/></text:span><text:soft-page-break/><text:span text:style-name="T64">os dias de carro. Entã</text:span><text:span text:style-name="T65">o, isso é uma espécie de… é o caso de uso perfeito. Então, não só estamos a melhorar os serviços públicos que já temos, mas também estamos a desencorajar o uso de veículos particulares em situações em que não fazem sentido. Então,<text:s/></text:span><text:bookmark-start text:name="_Hlk168216372"/><text:span text:style-name="T66">a longo prazo, acho que, sim, esse tipo de… será integrado e… e… e substituirá algumas das soluções menos sustentáveis e, digamos, lógicas que estamos a usar agora, e provavelmente será para melhor</text:span><text:bookmark-end text:name="_Hlk168216372"/><text:span text:style-name="T67">. Então, é principalmente isso, acho.</text:span></text:p>
      <text:p text:style-name="P68"/>
      <text:p text:style-name="P69">Cristian Adorean:</text:p>
      <text:p text:style-name="P70">Sim, da minha parte é tudo. Não sei se queres acrescentar algo… algo mais.</text:p>
      <text:p text:style-name="P71"/>
      <text:p text:style-name="P72"><text:span text:style-name="T73">(Devido a outra falha na ligação à I</text:span><text:span text:style-name="T74">nternet, a sessão do Zoom foi encerrada. Como os tópicos da entrevista já foram abordados, não foi gerado um novo link. Contactámos o entrevistado por email para pedir desculpa pelo inconveniente e agradecer novamente pela colaboraçã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style:letter-kerning="false" fo:hyphenate="false"/>
    </style:style>
    <style:style style:name="normaltextrun" style:display-name="normaltextrun" style:family="text" style:parent-style-name="DefaultParagraphFont"/>
    <style:style style:name="eop" style:display-name="eo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ristian  Adorean</meta:initial-creator>
    <dc:creator>Cristian  Adorean</dc:creator>
    <meta:creation-date>2024-05-27T21:09:00Z</meta:creation-date>
    <dc:date>2024-06-02T09:26:00Z</dc:date>
    <meta:template xlink:href="Normal" xlink:type="simple"/>
    <meta:editing-cycles>14</meta:editing-cycles>
    <meta:editing-duration>PT16620S</meta:editing-duration>
    <meta:document-statistic meta:page-count="6" meta:paragraph-count="34" meta:word-count="2592" meta:character-count="17336" meta:row-count="123" meta:non-whitespace-character-count="14778"/>
  </office:meta>
</office:document-meta>
</file>